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b857e" officeooo:paragraph-rsid="000b857e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officeooo:rsid="000b857e" officeooo:paragraph-rsid="000b857e" style:font-size-asian="8.75pt" style:font-size-complex="10pt"/>
    </style:style>
    <style:style style:name="P3" style:family="paragraph" style:parent-style-name="Standard">
      <style:text-properties style:font-name="Courier New" fo:font-size="10pt" officeooo:rsid="000bc641" officeooo:paragraph-rsid="000bc641" style:font-size-asian="8.75pt" style:font-size-complex="10pt"/>
    </style:style>
    <style:style style:name="P4" style:family="paragraph" style:parent-style-name="Standard">
      <style:text-properties style:font-name="Courier New" fo:font-size="10pt" officeooo:rsid="000b857e" officeooo:paragraph-rsid="000bc641" style:font-size-asian="8.75pt" style:font-size-complex="10pt"/>
    </style:style>
    <style:style style:name="P5" style:family="paragraph" style:parent-style-name="Standard">
      <style:text-properties style:font-name="Courier New" fo:font-size="10pt" officeooo:rsid="000bc641" officeooo:paragraph-rsid="000da916" style:font-size-asian="8.75pt" style:font-size-complex="10pt"/>
    </style:style>
    <style:style style:name="P6" style:family="paragraph" style:parent-style-name="Standard">
      <style:text-properties style:font-name="Courier New" fo:font-size="10pt" officeooo:rsid="000da916" officeooo:paragraph-rsid="000da916" style:font-size-asian="8.75pt" style:font-size-complex="10pt"/>
    </style:style>
    <style:style style:name="P7" style:family="paragraph" style:parent-style-name="Standard">
      <style:text-properties style:font-name="Courier New" fo:font-size="10pt" fo:font-weight="bold" officeooo:rsid="000b857e" officeooo:paragraph-rsid="000da916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officeooo:rsid="000b857e" officeooo:paragraph-rsid="000da916" style:font-size-asian="8.75pt" style:font-size-complex="10pt"/>
    </style:style>
    <style:style style:name="P9" style:family="paragraph" style:parent-style-name="Standard">
      <style:text-properties style:font-name="Courier New" fo:font-size="10pt" fo:font-weight="bold" officeooo:rsid="000b857e" officeooo:paragraph-rsid="000de159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font-weight="normal" officeooo:rsid="000b857e" officeooo:paragraph-rsid="000de159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Courier New" fo:font-size="10pt" officeooo:rsid="000b857e" officeooo:paragraph-rsid="000de159" style:font-size-asian="8.75pt" style:font-size-complex="10pt"/>
    </style:style>
    <style:style style:name="P12" style:family="paragraph" style:parent-style-name="Standard">
      <style:text-properties style:font-name="Courier New" fo:font-size="10pt" officeooo:rsid="000bc641" officeooo:paragraph-rsid="000de159" style:font-size-asian="8.75pt" style:font-size-complex="10pt"/>
    </style:style>
    <style:style style:name="P13" style:family="paragraph" style:parent-style-name="Standard">
      <style:text-properties style:font-name="Courier New" fo:font-size="10pt" officeooo:rsid="000da916" officeooo:paragraph-rsid="000de159" style:font-size-asian="8.75pt" style:font-size-complex="10pt"/>
    </style:style>
    <style:style style:name="P14" style:family="paragraph" style:parent-style-name="Standard">
      <style:text-properties style:font-name="Courier New" fo:font-size="10pt" fo:font-weight="bold" officeooo:rsid="000de159" officeooo:paragraph-rsid="000de159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Courier New" fo:font-size="10pt" officeooo:rsid="000de159" officeooo:paragraph-rsid="000de159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officeooo:rsid="000da916"/>
    </style:style>
    <style:style style:name="T5" style:family="text">
      <style:text-properties officeooo:rsid="000bc641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otted" style:text-underline-width="bold" style:text-underline-color="font-color" fo:font-weight="normal" officeooo:rsid="000da916" style:font-weight-asian="normal" style:font-weight-complex="normal"/>
    </style:style>
    <style:style style:name="T8" style:family="text">
      <style:text-properties officeooo:rsid="000de159"/>
    </style:style>
    <style:style style:name="T9" style:family="text">
      <style:text-properties style:text-underline-style="dotted" style:text-underline-width="bold" style:text-underline-color="font-color" officeooo:rsid="000de1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9</text:p>
      <text:p text:style-name="P1">Tema 4. Transformación Modelo Relacional</text:p>
      <text:p text:style-name="P1">Curso 25/26</text:p>
      <text:p text:style-name="P1">Adrián Campos Espejo</text:p>
      <text:p text:style-name="P2"/>
      <text:p text:style-name="P2"/>
      <text:p text:style-name="P1">1. Regla de transformacion de entidades y atributos</text:p>
      <text:p text:style-name="P2"/>
      <text:p text:style-name="P2">Maquinas(<text:span text:style-name="T1">#id</text:span>, nombre, fecha_compra, valor)</text:p>
      <text:p text:style-name="P2">Taller(<text:span text:style-name="T1">#id</text:span>, nombre, funcion)</text:p>
      <text:p text:style-name="P2">Empleados(<text:span text:style-name="T1">#id</text:span>, nombre, apellidos, <text:span text:style-name="T2">dni</text:span>)</text:p>
      <text:p text:style-name="P2">Parte_produccion(<text:span text:style-name="T1">#id</text:span>, <text:span text:style-name="T3">num_parte</text:span>, fecha_emision, fecha_final, coste_total)</text:p>
      <text:p text:style-name="P2">Articulos(<text:span text:style-name="T1">#id</text:span>, nombre, modelo, coste, precio)</text:p>
      <text:p text:style-name="P2"/>
      <text:p text:style-name="P2"/>
      <text:p text:style-name="P1">2. Regla de transformación relaciones M:N</text:p>
      <text:p text:style-name="P2"/>
      <text:p text:style-name="P3">(copio y pego en esta sección el resultado la sección anterior)</text:p>
      <text:p text:style-name="P3"/>
      <text:p text:style-name="P4">Maquinas(<text:span text:style-name="T1">#id</text:span>, nombre, fecha_compra, valor)</text:p>
      <text:p text:style-name="P4">Taller(<text:span text:style-name="T1">#id</text:span>, nombre, funcion)</text:p>
      <text:p text:style-name="P4">Empleados(<text:span text:style-name="T1">#id</text:span>, nombre, apellidos, <text:span text:style-name="T2">dni</text:span>)</text:p>
      <text:p text:style-name="P4">Parte_produccion(<text:span text:style-name="T1">#id</text:span>, <text:span text:style-name="T3">num_parte</text:span>, fecha_emision, fecha_final, coste_total)</text:p>
      <text:p text:style-name="P4">Articulos(<text:span text:style-name="T1">#id</text:span>, nombre, modelo, coste, precio)</text:p>
      <text:p text:style-name="P4"/>
      <text:p text:style-name="P3">maquina_usa_taller(<text:span text:style-name="T1">#maquina_id, #taller_id</text:span>, inicio, fin, tiempo-d)</text:p>
      <text:p text:style-name="P3"><text:tab/>maquina_id → Maquinas (Not Null, M:R, B:R)</text:p>
      <text:p text:style-name="P3"><text:tab/>taller_id → Taller (Not Null, M:R, B:R)</text:p>
      <text:p text:style-name="P3"/>
      <text:p text:style-name="P3">taller_realiza_parte(<text:span text:style-name="T1">#taller_id, #parte_id</text:span>)</text:p>
      <text:p text:style-name="P3"><text:tab/>taller_id → Taller (Not Null, M:R, B:R)</text:p>
      <text:p text:style-name="P5"><text:tab/><text:span text:style-name="T4">parte_id → Parte_produccion </text:span>(Not Null, M:R, B:<text:span text:style-name="T4">C</text:span>)</text:p>
      <text:p text:style-name="P5"/>
      <text:p text:style-name="P6">parte_fabrica_articulo(#parte_id, #articulo_id, tiempo, cantidad)</text:p>
      <text:p text:style-name="P6"><text:tab/>parte_id → Parte_produccion <text:span text:style-name="T5">(Not Null, M:R, B:</text:span>C<text:span text:style-name="T5">)</text:span></text:p>
      <text:p text:style-name="P6"><text:tab/>articulo_id → Articulos <text:span text:style-name="T5">(Not Null, M:R, B:R)</text:span></text:p>
      <text:p text:style-name="P6"/>
      <text:p text:style-name="P6"/>
      <text:p text:style-name="P7"><text:span text:style-name="T4">3</text:span>. Regla de transformación relaciones <text:span text:style-name="T4">1</text:span>:N</text:p>
      <text:p text:style-name="P7"/>
      <text:p text:style-name="P8">Maquinas(<text:span text:style-name="T1">#id</text:span>, nombre, fecha_compra, valor)</text:p>
      <text:p text:style-name="P8">Taller(<text:span text:style-name="T1">#id</text:span>, nombre, funcion)</text:p>
      <text:p text:style-name="P8"/>
      <text:p text:style-name="P8">Parte_produccion(<text:span text:style-name="T1">#id</text:span>, <text:span text:style-name="T3">num_parte</text:span>, fecha_emision, fecha_final, coste_total)</text:p>
      <text:p text:style-name="P8">Articulos(<text:span text:style-name="T1">#id</text:span>, nombre, modelo, coste, precio)</text:p>
      <text:p text:style-name="P8"/>
      <text:p text:style-name="P5">maquina_usa_taller(<text:span text:style-name="T1">#maquina_id, #taller_id</text:span>, inicio, fin, tiempo-d)</text:p>
      <text:p text:style-name="P5"><text:tab/>maquina_id → Maquinas (Not Null, M:R, B:R)</text:p>
      <text:p text:style-name="P5"><text:tab/>taller_id → Taller (Not Null, M:R, B:R)</text:p>
      <text:p text:style-name="P5"/>
      <text:p text:style-name="P5">taller_realiza_parte(<text:span text:style-name="T1">#taller_id, #parte_id</text:span>)</text:p>
      <text:p text:style-name="P5"><text:tab/>taller_id → Taller (Not Null, M:R, B:R)</text:p>
      <text:p text:style-name="P5"><text:tab/><text:span text:style-name="T4">parte_id → Parte_produccion </text:span>(Not Null, M:R, B:<text:span text:style-name="T4">C</text:span>)</text:p>
      <text:p text:style-name="P5"/>
      <text:p text:style-name="P6">parte_fabrica_articulo(#parte_id, #articulo_id, tiempo, cantidad)</text:p>
      <text:p text:style-name="P6"><text:tab/>parte_id → Parte_produccion <text:span text:style-name="T5">(Not Null, M:R, B:</text:span>C<text:span text:style-name="T5">)</text:span></text:p>
      <text:p text:style-name="P6"><text:tab/>articulo_id → Articulos <text:span text:style-name="T5">(Not Null, M:R, B:R)</text:span></text:p>
      <text:p text:style-name="P6"/>
      <text:p text:style-name="P8">Empleados(<text:span text:style-name="T1">#id</text:span>, nombre, apellidos, <text:span text:style-name="T2">dni</text:span><text:span text:style-name="T6">, </text:span><text:span text:style-name="T7">taller_id</text:span>)</text:p>
      <text:p text:style-name="P8"><text:tab/><text:span text:style-name="T4">taller_id → Taller </text:span><text:span text:style-name="T5">(Not Null, M:R, B:R)</text:span></text:p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8">4</text:span>. Regla de transformación relaciones <text:span text:style-name="T4">1</text:span>:N</text:p>
      <text:p text:style-name="P10"/>
      <text:p text:style-name="P11">Maquinas(<text:span text:style-name="T1">#id</text:span>, nombre, fecha_compra, valor)</text:p>
      <text:p text:style-name="P11">Taller(<text:span text:style-name="T1">#id</text:span>, nombre, funcion)</text:p>
      <text:p text:style-name="P11"/>
      <text:p text:style-name="P11">Parte_produccion(<text:span text:style-name="T1">#id</text:span>, <text:span text:style-name="T3">num_parte</text:span>, fecha_emision, fecha_final, coste_total)</text:p>
      <text:p text:style-name="P11">Articulos(<text:span text:style-name="T1">#id</text:span>, nombre, modelo, coste, precio)</text:p>
      <text:p text:style-name="P11"/>
      <text:p text:style-name="P12">maquina_usa_taller(<text:span text:style-name="T1">#maquina_id, #taller_id</text:span>, inicio, fin, tiempo-d)</text:p>
      <text:p text:style-name="P12"><text:tab/>maquina_id → Maquinas (Not Null, M:R, B:R)</text:p>
      <text:p text:style-name="P12"><text:tab/>taller_id → Taller (Not Null, M:R, B:R)</text:p>
      <text:p text:style-name="P12"/>
      <text:p text:style-name="P12">taller_realiza_parte(<text:span text:style-name="T1">#taller_id, #parte_id</text:span>)</text:p>
      <text:p text:style-name="P12"><text:tab/>taller_id → Taller (Not Null, M:R, B:R)</text:p>
      <text:p text:style-name="P12"><text:tab/><text:span text:style-name="T4">parte_id → Parte_produccion </text:span>(Not Null, M:R, B:<text:span text:style-name="T4">C</text:span>)</text:p>
      <text:p text:style-name="P12"/>
      <text:p text:style-name="P13">parte_fabrica_articulo(#parte_id, #articulo_id, tiempo, cantidad)</text:p>
      <text:p text:style-name="P13"><text:tab/>parte_id → Parte_produccion <text:span text:style-name="T5">(Not Null, M:R, B:</text:span>C<text:span text:style-name="T5">)</text:span></text:p>
      <text:p text:style-name="P13"><text:tab/>articulo_id → Articulos <text:span text:style-name="T5">(Not Null, M:R, B:R)</text:span></text:p>
      <text:p text:style-name="P13"/>
      <text:p text:style-name="P11">Empleados(<text:span text:style-name="T1">#id</text:span>, nombre, apellidos, <text:span text:style-name="T2">dni</text:span><text:span text:style-name="T6">, </text:span><text:span text:style-name="T7">taller_id</text:span>)</text:p>
      <text:p text:style-name="P11"><text:tab/><text:span text:style-name="T4">taller_id → Taller </text:span><text:span text:style-name="T5">(Not Null, M:R, B:R)</text:span></text:p>
      <text:p text:style-name="P11"/>
      <text:p text:style-name="P11">Taller(<text:span text:style-name="T1">#id</text:span>, nombre, funcion, <text:span text:style-name="T9">jefe_id</text:span>)</text:p>
      <text:p text:style-name="P11"><text:tab/><text:span text:style-name="T8">jefe_id → Empleados </text:span><text:span text:style-name="T5">(Not Null, M:R, B:R)</text:span></text:p>
      <text:p text:style-name="P11"/>
      <text:p text:style-name="P11"/>
      <text:p text:style-name="P14">5. Modelo relacional definitivo</text:p>
      <text:p text:style-name="P15"/>
      <text:p text:style-name="P11">Maquinas(<text:span text:style-name="T1">#id</text:span>, nombre, fecha_compra, valor)</text:p>
      <text:p text:style-name="P11">Taller(<text:span text:style-name="T1">#id</text:span>, nombre, funcion)</text:p>
      <text:p text:style-name="P11">Parte_produccion(<text:span text:style-name="T1">#id</text:span>, <text:span text:style-name="T3">num_parte</text:span>, fecha_emision, fecha_final, coste_total)</text:p>
      <text:p text:style-name="P11">Articulos(<text:span text:style-name="T1">#id</text:span>, nombre, modelo, coste, precio)</text:p>
      <text:p text:style-name="P11"/>
      <text:p text:style-name="P12">maquina_usa_taller(<text:span text:style-name="T1">#maquina_id, #taller_id</text:span>, inicio, fin, tiempo-d)</text:p>
      <text:p text:style-name="P12"><text:tab/>maquina_id → Maquinas (Not Null, M:R, B:R)</text:p>
      <text:p text:style-name="P12"><text:tab/>taller_id → Taller (Not Null, M:R, B:R)</text:p>
      <text:p text:style-name="P12"/>
      <text:p text:style-name="P12">taller_realiza_parte(<text:span text:style-name="T1">#taller_id, #parte_id</text:span>)</text:p>
      <text:p text:style-name="P12"><text:tab/>taller_id → Taller (Not Null, M:R, B:R)</text:p>
      <text:p text:style-name="P12"><text:tab/><text:span text:style-name="T4">parte_id → Parte_produccion </text:span>(Not Null, M:R, B:<text:span text:style-name="T4">C</text:span>)</text:p>
      <text:p text:style-name="P12"/>
      <text:p text:style-name="P13">parte_fabrica_articulo(#parte_id, #articulo_id, tiempo, cantidad)</text:p>
      <text:p text:style-name="P13"><text:tab/>parte_id → Parte_produccion <text:span text:style-name="T5">(Not Null, M:R, B:</text:span>C<text:span text:style-name="T5">)</text:span></text:p>
      <text:p text:style-name="P13"><text:tab/>articulo_id → Articulos <text:span text:style-name="T5">(Not Null, M:R, B:R)</text:span></text:p>
      <text:p text:style-name="P13"/>
      <text:p text:style-name="P11">Empleados(<text:span text:style-name="T1">#id</text:span>, nombre, apellidos, <text:span text:style-name="T2">dni</text:span><text:span text:style-name="T6">, </text:span><text:span text:style-name="T7">taller_id</text:span>)</text:p>
      <text:p text:style-name="P11"><text:tab/><text:span text:style-name="T4">taller_id → Taller </text:span><text:span text:style-name="T5">(Not Null, M:R, B:R)</text:span></text:p>
      <text:p text:style-name="P11"/>
      <text:p text:style-name="P11">Taller(<text:span text:style-name="T1">#id</text:span>, nombre, funcion, <text:span text:style-name="T9">jefe_id</text:span>)</text:p>
      <text:p text:style-name="P11"><text:tab/><text:span text:style-name="T8">jefe_id → Empleados </text:span><text:span text:style-name="T5">(Not Null, M:R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09:50:05.379704700</meta:creation-date>
    <dc:date>2025-11-24T10:30:56.172427800</dc:date>
    <meta:editing-duration>PT6M33S</meta:editing-duration>
    <meta:editing-cycles>1</meta:editing-cycles>
    <meta:document-statistic meta:table-count="0" meta:image-count="0" meta:object-count="0" meta:page-count="2" meta:paragraph-count="78" meta:word-count="416" meta:character-count="3551" meta:non-whitespace-character-count="3184"/>
    <meta:generator>LibreOffice/25.8.2.2$Windows_X86_64 LibreOffice_project/d401f2107ccab8f924a8e2df40f573aab7605b6f</meta:generator>
  </office:meta>
</office:document-meta>
</file>